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NumPy (Numerical Python) is a powerful Python library for numerical computing. It provides support for working with arrays, matrices, and a wide range of mathematical functions to operate on these data structures efficiently. Below is a breakdown of the <text:span text:style-name="Strong_20_Emphasis">main topics</text:span> in NumPy, along with concise explanations and examples for each.</text:p>
      <text:p text:style-name="Horizontal_20_Line"/>
      <text:h text:style-name="Heading_20_3" text:outline-level="3">1. <text:span text:style-name="Strong_20_Emphasis">Creating NumPy Arrays</text:span></text:h>
      <text:p text:style-name="Text_20_body">NumPy provides several ways to create arrays.</text:p>
      <text:h text:style-name="Heading_20_4" text:outline-level="4">Example:</text:h>
      <text:p text:style-name="Preformatted_20_Text">python</text:p>
      <text:p text:style-name="Preformatted_20_Text">Copy code</text:p>
      <text:p text:style-name="P1"><text:span text:style-name="Source_20_Text">import numpy as np</text:span></text:p>
      <text:p text:style-name="P2"/>
      <text:p text:style-name="P2"><text:span text:style-name="Source_20_Text"># Creating arrays</text:span></text:p>
      <text:p text:style-name="P2"><text:span text:style-name="Source_20_Text">array1 = np.array([1, 2, 3]) <text:s text:c="10"/># 1D array</text:span></text:p>
      <text:p text:style-name="P2"><text:span text:style-name="Source_20_Text">array2 = np.array([[1, 2], [3, 4]]) <text:s text:c="3"/># 2D array</text:span></text:p>
      <text:p text:style-name="P2"/>
      <text:p text:style-name="P2"><text:span text:style-name="Source_20_Text"># Special arrays</text:span></text:p>
      <text:p text:style-name="P2"><text:span text:style-name="Source_20_Text">zeros = np.zeros((2, 3)) <text:s text:c="14"/># Array of zeros</text:span></text:p>
      <text:p text:style-name="P2"><text:span text:style-name="Source_20_Text">ones = np.ones((3, 2)) <text:s text:c="16"/># Array of ones</text:span></text:p>
      <text:p text:style-name="P2"><text:span text:style-name="Source_20_Text">identity = np.eye(3) <text:s text:c="18"/># Identity matrix</text:span></text:p>
      <text:p text:style-name="P2"/>
      <text:p text:style-name="P3"><text:span text:style-name="Source_20_Text">print(array1, "\n", zeros, "\n", identity)</text:span></text:p>
      <text:p text:style-name="Horizontal_20_Line"/>
      <text:h text:style-name="Heading_20_3" text:outline-level="3">2. <text:span text:style-name="Strong_20_Emphasis">Array Attributes</text:span></text:h>
      <text:p text:style-name="Text_20_body">Understanding array properties such as shape, size, and type.</text:p>
      <text:h text:style-name="Heading_20_4" text:outline-level="4">Example:</text:h>
      <text:p text:style-name="Preformatted_20_Text">python</text:p>
      <text:p text:style-name="Preformatted_20_Text">Copy code</text:p>
      <text:p text:style-name="P1"><text:span text:style-name="Source_20_Text">array = np.array([[1, 2, 3], [4, 5, 6]])</text:span></text:p>
      <text:p text:style-name="P2"><text:span text:style-name="Source_20_Text">print("Shape:", array.shape) <text:s text:c="9"/># Shape of the array</text:span></text:p>
      <text:p text:style-name="P2"><text:span text:style-name="Source_20_Text">print("Size:", array.size) <text:s text:c="11"/># Total number of elements</text:span></text:p>
      <text:p text:style-name="P3"><text:span text:style-name="Source_20_Text">print("Data type:", array.dtype) <text:s text:c="5"/># Data type of elements</text:span></text:p>
      <text:p text:style-name="Horizontal_20_Line"/>
      <text:h text:style-name="Heading_20_3" text:outline-level="3">3. <text:span text:style-name="Strong_20_Emphasis">Array Indexing and Slicing</text:span></text:h>
      <text:p text:style-name="Text_20_body">Accessing elements in arrays.</text:p>
      <text:h text:style-name="Heading_20_4" text:outline-level="4">Example:</text:h>
      <text:p text:style-name="Preformatted_20_Text">python</text:p>
      <text:p text:style-name="Preformatted_20_Text">Copy code</text:p>
      <text:p text:style-name="P1"><text:span text:style-name="Source_20_Text">array = np.array([10, 20, 30, 40, 50])</text:span></text:p>
      <text:p text:style-name="P2"><text:span text:style-name="Source_20_Text">print(array[1]) <text:s text:c="12"/># Single element</text:span></text:p>
      <text:p text:style-name="P2"><text:span text:style-name="Source_20_Text">print(array[1:4]) <text:s text:c="10"/># Slicing</text:span></text:p>
      <text:p text:style-name="P3"><text:span text:style-name="Source_20_Text">print(array[::-1]) <text:s text:c="9"/># Reversed array</text:span></text:p>
      <text:p text:style-name="Horizontal_20_Line"/>
      <text:h text:style-name="Heading_20_3" text:outline-level="3"><text:soft-page-break/>4. <text:span text:style-name="Strong_20_Emphasis">Array Operations</text:span></text:h>
      <text:p text:style-name="Text_20_body">Element-wise operations such as addition, subtraction, multiplication, and division.</text:p>
      <text:h text:style-name="Heading_20_4" text:outline-level="4">Example:</text:h>
      <text:p text:style-name="Preformatted_20_Text">python</text:p>
      <text:p text:style-name="Preformatted_20_Text">Copy code</text:p>
      <text:p text:style-name="P1"><text:span text:style-name="Source_20_Text">a = np.array([1, 2, 3])</text:span></text:p>
      <text:p text:style-name="P2"><text:span text:style-name="Source_20_Text">b = np.array([4, 5, 6])</text:span></text:p>
      <text:p text:style-name="P2"/>
      <text:p text:style-name="P2"><text:span text:style-name="Source_20_Text">print(a + b) <text:s text:c="15"/># Element-wise addition</text:span></text:p>
      <text:p text:style-name="P2"><text:span text:style-name="Source_20_Text">print(a * b) <text:s text:c="15"/># Element-wise multiplication</text:span></text:p>
      <text:p text:style-name="P3"><text:span text:style-name="Source_20_Text">print(a ** 2) <text:s text:c="14"/># Squaring elements</text:span></text:p>
      <text:p text:style-name="Horizontal_20_Line"/>
      <text:h text:style-name="Heading_20_3" text:outline-level="3">5. <text:span text:style-name="Strong_20_Emphasis">Broadcasting</text:span></text:h>
      <text:p text:style-name="Text_20_body">Perform operations between arrays of different shapes.</text:p>
      <text:h text:style-name="Heading_20_4" text:outline-level="4">Example:</text:h>
      <text:p text:style-name="Preformatted_20_Text">python</text:p>
      <text:p text:style-name="Preformatted_20_Text">Copy code</text:p>
      <text:p text:style-name="P1"><text:span text:style-name="Source_20_Text">a = np.array([1, 2, 3])</text:span></text:p>
      <text:p text:style-name="P2"><text:span text:style-name="Source_20_Text">b = 2</text:span></text:p>
      <text:p text:style-name="P3"><text:span text:style-name="Source_20_Text">print(a + b) <text:s text:c="15"/># Adds 2 to every element in `a`</text:span></text:p>
      <text:p text:style-name="Horizontal_20_Line"/>
      <text:h text:style-name="Heading_20_3" text:outline-level="3">6. <text:span text:style-name="Strong_20_Emphasis">Mathematical Functions</text:span></text:h>
      <text:p text:style-name="Text_20_body">Apply functions like sum, mean, std, etc.</text:p>
      <text:h text:style-name="Heading_20_4" text:outline-level="4">Example:</text:h>
      <text:p text:style-name="Preformatted_20_Text">python</text:p>
      <text:p text:style-name="Preformatted_20_Text">Copy code</text:p>
      <text:p text:style-name="P1"><text:span text:style-name="Source_20_Text">array = np.array([1, 2, 3, 4, 5])</text:span></text:p>
      <text:p text:style-name="P2"><text:span text:style-name="Source_20_Text">print("Sum:", np.sum(array))</text:span></text:p>
      <text:p text:style-name="P2"><text:span text:style-name="Source_20_Text">print("Mean:", np.mean(array))</text:span></text:p>
      <text:p text:style-name="P3"><text:span text:style-name="Source_20_Text">print("Std Dev:", np.std(array))</text:span></text:p>
      <text:p text:style-name="Horizontal_20_Line"/>
      <text:h text:style-name="Heading_20_3" text:outline-level="3">7. <text:span text:style-name="Strong_20_Emphasis">Linear Algebra</text:span></text:h>
      <text:p text:style-name="Text_20_body">Perform matrix operations like dot product, transpose, inverse, etc.</text:p>
      <text:h text:style-name="Heading_20_4" text:outline-level="4">Example:</text:h>
      <text:p text:style-name="Preformatted_20_Text">python</text:p>
      <text:p text:style-name="Preformatted_20_Text">Copy code</text:p>
      <text:p text:style-name="P1"><text:span text:style-name="Source_20_Text">matrix = np.array([[1, 2], [3, 4]])</text:span></text:p>
      <text:p text:style-name="P2"><text:span text:style-name="Source_20_Text">print("Transpose:\n", matrix.T)</text:span></text:p>
      <text:p text:style-name="P3"><text:span text:style-name="Source_20_Text">print("Dot Product:\n", np.dot(matrix, matrix))</text:span></text:p>
      <text:p text:style-name="Horizontal_20_Line"/>
      <text:h text:style-name="Heading_20_3" text:outline-level="3"><text:soft-page-break/>8. <text:span text:style-name="Strong_20_Emphasis">Random Numbers</text:span></text:h>
      <text:p text:style-name="Text_20_body">Generate random values.</text:p>
      <text:h text:style-name="Heading_20_4" text:outline-level="4">Example:</text:h>
      <text:p text:style-name="Preformatted_20_Text">python</text:p>
      <text:p text:style-name="Preformatted_20_Text">Copy code</text:p>
      <text:p text:style-name="P1"><text:span text:style-name="Source_20_Text">random_array = np.random.rand(3, 2) <text:s text:c="2"/># Uniform distribution</text:span></text:p>
      <text:p text:style-name="P2"><text:span text:style-name="Source_20_Text">print(random_array)</text:span></text:p>
      <text:p text:style-name="P2"/>
      <text:p text:style-name="P2"><text:span text:style-name="Source_20_Text">normal_array = np.random.randn(3) <text:s text:c="3"/># Standard normal distribution</text:span></text:p>
      <text:p text:style-name="P3"><text:span text:style-name="Source_20_Text">print(normal_array)</text:span></text:p>
      <text:p text:style-name="Horizontal_20_Line"/>
      <text:h text:style-name="Heading_20_3" text:outline-level="3">9. <text:span text:style-name="Strong_20_Emphasis">Reshaping and Flattening</text:span></text:h>
      <text:p text:style-name="Text_20_body">Change the shape of arrays.</text:p>
      <text:h text:style-name="Heading_20_4" text:outline-level="4">Example:</text:h>
      <text:p text:style-name="Preformatted_20_Text">python</text:p>
      <text:p text:style-name="Preformatted_20_Text">Copy code</text:p>
      <text:p text:style-name="P1"><text:span text:style-name="Source_20_Text">array = np.array([[1, 2, 3], [4, 5, 6]])</text:span></text:p>
      <text:p text:style-name="P2"><text:span text:style-name="Source_20_Text">reshaped = array.reshape((3, 2))</text:span></text:p>
      <text:p text:style-name="P2"><text:span text:style-name="Source_20_Text">flattened = array.flatten()</text:span></text:p>
      <text:p text:style-name="P2"><text:span text:style-name="Source_20_Text">print("Reshaped:\n", reshaped)</text:span></text:p>
      <text:p text:style-name="P3"><text:span text:style-name="Source_20_Text">print("Flattened:", flattened)</text:span></text:p>
      <text:p text:style-name="Horizontal_20_Line"/>
      <text:h text:style-name="Heading_20_3" text:outline-level="3">10. <text:span text:style-name="Strong_20_Emphasis">Boolean Indexing and Filtering</text:span></text:h>
      <text:p text:style-name="Text_20_body">Filter arrays using conditions.</text:p>
      <text:h text:style-name="Heading_20_4" text:outline-level="4">Example:</text:h>
      <text:p text:style-name="Preformatted_20_Text">python</text:p>
      <text:p text:style-name="Preformatted_20_Text">Copy code</text:p>
      <text:p text:style-name="P1"><text:span text:style-name="Source_20_Text">array = np.array([10, 20, 30, 40, 50])</text:span></text:p>
      <text:p text:style-name="P2"><text:span text:style-name="Source_20_Text">filtered = array[array &gt; 30] <text:s text:c="9"/># Elements greater than 30</text:span></text:p>
      <text:p text:style-name="P3"><text:span text:style-name="Source_20_Text">print(filtered)</text:span></text:p>
      <text:p text:style-name="Horizontal_20_Line"/>
      <text:h text:style-name="Heading_20_3" text:outline-level="3">11. <text:span text:style-name="Strong_20_Emphasis">Concatenation and Splitting</text:span></text:h>
      <text:p text:style-name="Text_20_body">Combine or split arrays.</text:p>
      <text:h text:style-name="Heading_20_4" text:outline-level="4">Example:</text:h>
      <text:p text:style-name="Preformatted_20_Text">python</text:p>
      <text:p text:style-name="Preformatted_20_Text">Copy code</text:p>
      <text:p text:style-name="P1"><text:span text:style-name="Source_20_Text">a = np.array([1, 2, 3])</text:span></text:p>
      <text:p text:style-name="P2"><text:span text:style-name="Source_20_Text">b = np.array([4, 5, 6])</text:span></text:p>
      <text:p text:style-name="P2"><text:span text:style-name="Source_20_Text">concat = np.concatenate((a, b)) <text:s text:c="6"/># Concatenate</text:span></text:p>
      <text:p text:style-name="P2"><text:span text:style-name="Source_20_Text">split = np.array_split(concat, 3) <text:s text:c="4"/># Split into 3 parts</text:span></text:p>
      <text:p text:style-name="P3"><text:span text:style-name="Source_20_Text">print(concat, split)</text:span></text:p>
      <text:p text:style-name="Horizontal_20_Line"/>
      <text:h text:style-name="Heading_20_3" text:outline-level="3"><text:soft-page-break/>12. <text:span text:style-name="Strong_20_Emphasis">Saving and Loading</text:span></text:h>
      <text:p text:style-name="Text_20_body">Save and load arrays.</text:p>
      <text:h text:style-name="Heading_20_4" text:outline-level="4">Example:</text:h>
      <text:p text:style-name="Preformatted_20_Text">python</text:p>
      <text:p text:style-name="Preformatted_20_Text">Copy code</text:p>
      <text:p text:style-name="P1"><text:span text:style-name="Source_20_Text">array = np.array([1, 2, 3])</text:span></text:p>
      <text:p text:style-name="P2"><text:span text:style-name="Source_20_Text">np.save("my_array.npy", array) <text:s text:c="7"/># Save</text:span></text:p>
      <text:p text:style-name="P2"><text:span text:style-name="Source_20_Text">loaded_array = np.load("my_array.npy")# Load</text:span></text:p>
      <text:p text:style-name="P3"><text:span text:style-name="Source_20_Text">print(loaded_array)</text:span></text:p>
      <text:p text:style-name="Horizontal_20_Line"/>
      <text:h text:style-name="Heading_20_3" text:outline-level="3">13. <text:span text:style-name="Strong_20_Emphasis">Handling Missing Data</text:span></text:h>
      <text:p text:style-name="Text_20_body">Using <text:span text:style-name="Source_20_Text">np.nan</text:span> to represent missing values.</text:p>
      <text:h text:style-name="Heading_20_4" text:outline-level="4">Example:</text:h>
      <text:p text:style-name="Preformatted_20_Text">python</text:p>
      <text:p text:style-name="Preformatted_20_Text">Copy code</text:p>
      <text:p text:style-name="P1"><text:span text:style-name="Source_20_Text">array = np.array([1, 2, np.nan, 4])</text:span></text:p>
      <text:p text:style-name="P3"><text:span text:style-name="Source_20_Text">print("Mean ignoring NaN:", np.nanmean(array))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1:02:20.179841472</meta:creation-date>
    <dc:date>2024-12-30T11:02:43.210805046</dc:date>
    <meta:editing-duration>PT23S</meta:editing-duration>
    <meta:editing-cycles>1</meta:editing-cycles>
    <meta:document-statistic meta:table-count="0" meta:image-count="0" meta:object-count="0" meta:page-count="4" meta:paragraph-count="121" meta:word-count="507" meta:character-count="3580" meta:non-whitespace-character-count="2987"/>
    <meta:generator>LibreOffice/24.2.7.2$Linux_X86_64 LibreOffice_project/420$Build-2</meta:generator>
  </office:meta>
</office:document-meta>
</file>